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>
      <style:text-properties officeooo:rsid="0012623b" officeooo:paragraph-rsid="0012623b"/>
    </style:style>
    <style:style style:name="T1" style:family="text">
      <style:text-properties officeooo:rsid="001262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/text:p>
      <text:p text:style-name="P1">\</text:p>
      <text:p text:style-name="P1">`</text:p>
      <text:p text:style-name="P1">*</text:p>
      <text:p text:style-name="P1">_</text:p>
      <text:p text:style-name="P1">{</text:p>
      <text:p text:style-name="P1">}</text:p>
      <text:p text:style-name="P1">[</text:p>
      <text:p text:style-name="P1">]</text:p>
      <text:p text:style-name="P1">(</text:p>
      <text:p text:style-name="P1">)</text:p>
      <text:p text:style-name="P1">#</text:p>
      <text:p text:style-name="P1">+</text:p>
      <text:p text:style-name="P1">-</text:p>
      <text:p text:style-name="P1">!</text:p>
      <text:p text:style-name="P1">&lt;</text:p>
      <text:p text:style-name="P1"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1:40:13.133709101</meta:creation-date>
    <dc:date>2014-09-27T21:42:40.964132513</dc:date>
    <meta:editing-duration>P0D</meta:editing-duration>
    <meta:editing-cycles>1</meta:editing-cycles>
    <meta:document-statistic meta:table-count="0" meta:image-count="0" meta:object-count="0" meta:page-count="1" meta:paragraph-count="17" meta:word-count="17" meta:character-count="17" meta:non-whitespace-character-count="17"/>
    <meta:generator>LibreOffice/4.2.6.3$Linux_X86_64 LibreOffice_project/420m0$Build-3</meta:generator>
  </office:meta>
</office:document-meta>
</file>